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ural_5f_land_5f_used_5f_for_5f_ecological_5f_agriculture_5f_EUROSTAT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ural_land_used_for_ecological_agriculture_EUROSTAT_2012.csv"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3" office:value-type="string" calcext:value-type="string">
            <text:p>NA</text:p>
          </table:table-cell>
          <table:table-cell table:style-name="ce11" office:value-type="float" office:value="0.63" calcext:value-type="float">
            <text:p>0.63</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3.17" calcext:value-type="float">
            <text:p>3.17</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3" office:value-type="string" calcext:value-type="string">
            <text:p>NA</text:p>
          </table:table-cell>
          <table:table-cell table:style-name="ce7" office:value-type="string" calcext:value-type="string">
            <text:p>*</text:p>
          </table:table-cell>
          <table:table-cell table:number-columns-repeated="1018"/>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3"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ural_5f_land_5f_used_5f_for_5f_ecological_5f_agriculture_5f_EUROSTAT_5f_2012.csv" style:display-name="PageStyle_D_Environment_Share_of_agricultural_land_used_for_ecological_agriculture_EUROSTAT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